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text-align="justify" style:justify-single-word="false" fo:break-before="auto" fo:break-after="auto" style:writing-mode="lr-tb"/>
    </style:style>
    <style:style style:name="P2" style:family="paragraph" style:parent-style-name="Standard" style:master-page-name="Standard">
      <style:paragraph-properties fo:line-height="115%" fo:text-align="justify" style:justify-single-word="false" style:page-number="auto" fo:break-before="auto" fo:break-after="auto" style:writing-mode="lr-tb"/>
    </style:style>
    <style:style style:name="P3" style:family="paragraph">
      <style:paragraph-properties fo:margin-left="0cm" fo:margin-right="0cm" fo:margin-top="0cm" fo:margin-bottom="0cm" fo:line-height="100%" fo:text-align="start" fo:text-indent="0cm" style:writing-mode="lr-tb"/>
    </style:style>
    <style:style style:name="T1" style:family="text">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ray Picture</text:p>
      <text:p text:style-name="P1">Z początku lekko zawiodłam się tym odcinkiem. Widząc mapę, miałam nadzieję, że wreszcie pokażą nowe miasto, a nie kolejny raz Canterlot. Ostatecznie nie było tak źle, jak się spodziewałam, wręcz przeciwnie, nie nudziłam się ani chwilę w czasie oglądania. Przede wszystkim ogromny plus za wyśmianie programów pokroju „kuchennych rewolucji”, snobistycznych krytyków kulinarnych i restauracji, w których nie dość że jedzenie jest bez smaku, to podawane porcje są tak małe, że trzeba patrzeć na nie mikroskopem. Do tego wpadająca w ucho piosenka, jedna z najlepszych w sezonie.</text:p>
      <text:p text:style-name="P1">Doszło całkiem dużo nowych postaci, jedne były ładniejsze, inne mniej, ale to dobrze, bo ile można patrzeć na wyidealizowane kucyki. Hinduskie kuce z cudnym akcentem, lekko innym kształtem pyszczka i szpiczastymi uszami podobają mi się najbardziej.</text:p>
      <text:p text:style-name="P1">8/10</text:p>
      <text:p text:style-name="P1"/>
      <text:p text:style-name="P1">Gandzia</text:p>
      <text:p text:style-name="P1">I kolejny dobry odcinek, tym razem jednak bez żadnych kontrowersyjnych postaci. Fabuła jest lekko przewidywalna, ale daje radę. Dodatkowo idealnie pokrywa się z moimi poglądami na temat różnych krytyków kulinarnych. Świetnie wypadła piosenka. Odcinek teoretycznie miał należeć do Rarity i Pinkie Pie, ale mimo że zostały przedstawione w sposób niemal doskonały i pasujący do ich charakterów, to jednak całą moją uwagę ukradły hindukuce – za nie duży plus, liczę na ich szybki powrót.</text:p>
      <text:p text:style-name="P1"/>
      <text:p text:style-name="P1">Cahan</text:p>
      <text:p text:style-name="P1">I kolejny odcinek perełka! Bollywood i „Kuchenne Rewolucje” w jednym. Każdy, kto mnie choć trochę zna, zdaje sobie sprawę z tego, że myślę żołądkiem. Kocham jeść, kocham gotować i kocham oglądać, jak ktoś gotuje. A Canterlot jest moją ulubioną lokacją z serialu, zaś Rarity ulubioną klaczą z Mane Six. Dlatego ucieszyłam się, kiedy odkryłam, że te 20 minut połączy niemal wszystko, co najlepsze. Nie zawiodłam się – na plus krytyka drogich restauracji i krytyków kulinarnych. Małe porcje, mdłe, artystycznie podane jedzenie oraz stada zachwycających się tym snobów – bardzo prawdziwe. Nowe postacie bardzo na plus, podobnie jak najlepsza piosenka sezonu. Daję 100/10.</text:p>
      <text:p text:style-name="P1"/>
      <text:p text:style-name="P1">Dolar84</text:p>
      <text:p text:style-name="P1">Przepiękny odcinek! Doskonały! Ubawiłem się jak rzadko. Po pierwsze – Rarity i Pinkie tworzą niesamowicie zabawny duet, który ogląda się z przyjemnością. Jakoś tak się uzupełniają i zwykle wychodzi to wyśmienicie. Po drugie – po nosie dostały wszelkie typy a la Gessler, których darzę gorącym i jednoznacznie negatywnym uczuciem. Co prawda nie uważam, że takie „wyrafinowane” potrawy są z punktu złe, ale mimo wszystko nadają się do sporadycznego spożycia – o ileż przyjemniej na co dzień zjeść po prostu coś smacznego i bardziej prozaicznego! Po trzecie – muzyczny akcent bollywoodzki mnie ujął – mam słabość do tego typu filmów, nie wiem skąd, ale jednak. Po czwarte – hindukuce wykreowano świetnie. Bez żadnej przesady i naturalnie. I na koniec – język używany w tym odcinku po prostu mnie ujął. Wypowiedzi, gierki słowne, troszkę rymów – magia! Poezja! <office:annotation><dc:date>0000-00-00T00:00:00</dc:date><text:p text:style-name="P3"><text:span text:style-name="T1">proszę zostwić to w takiej formie</text:span></text:p></office:annotation>M(n)iód malina! Na pewno obejrzę ten odcinek po polsku, bo zżera mnie ciekawość, jak tłumacze sobie z nim poradzili. Bezwzględnie polecam!</text:p>
      <text:p text:style-name="P1"/>
      <text:p text:style-name="P1">Macter4</text:p>
      <text:p text:style-name="P1">Nie wiem czemu, ale jak usłyszałem hasło o naprawie mapy, to przez myśl przemknął mi <office:annotation><dc:date>0000-00-00T00:00:00</dc:date><text:p text:style-name="P3"><text:span text:style-name="T1">https://www.youtube.com/watch?v=6xsVX6029rU</text:span></text:p></office:annotation>Jeremy Clarkson i jego podejście do usterek. Ale wracając do odcinka, to pomysł na <text:soft-page-break/>odwiedzieny Canterlot i walka o restaurację był świetnym ruchem. Tym bardziej że celem nie była poprawa samej knajpy, ale przekonanie wszystkich potencjalnych gości, że nie warto iść utartą drogą. Bardzo spodobała mi się też mała sztuczka, którą wykorzystali twórcy. Początkowy podział ról między Pinkie Pie i Rarity odruchowo wydawał się dobrym typem, ale okazało się, że lepsze efekty osiągną, gdy zamienią się zadaniami. Trik prosty, ale jednocześnie bardzo wciągający. No i oczywiście piosenka, która jest perełką.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706cm" fo:margin-bottom="0.212cm" loext:contextual-spacing="false" fo:line-height="115%" fo:keep-together="always" fo:break-before="auto" fo:break-after="auto" fo:keep-with-next="always" style:writing-mode="lr-tb"/>
      <style:text-properties fo:font-size="20pt" style:font-size-asian="20pt" style:font-size-complex="20pt"/>
    </style:style>
    <style:style style:name="Heading_20_2" style:display-name="Heading 2" style:family="paragraph" style:parent-style-name="Standard" style:class="text">
      <style:paragraph-properties fo:margin-top="0.635cm" fo:margin-bottom="0.212cm" loext:contextual-spacing="false" fo:line-height="115%" fo:keep-together="always" fo:break-before="auto" fo:break-after="auto" fo:keep-with-next="always" style:writing-mode="lr-tb"/>
      <style:text-properties fo:font-size="16pt" fo:font-weight="normal" style:font-size-asian="16pt" style:font-weight-asian="normal" style:font-size-complex="16pt" style:font-weight-complex="normal"/>
    </style:style>
    <style:style style:name="Heading_20_3" style:display-name="Heading 3" style:family="paragraph" style:parent-style-name="Standard" style:class="text">
      <style:paragraph-properties fo:margin-top="0.564cm" fo:margin-bottom="0.141cm" loext:contextual-spacing="false" fo:line-height="115%" fo:keep-together="always" fo:break-before="auto" fo:break-after="auto" fo:keep-with-next="always" style:writing-mode="lr-tb"/>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Standard" style:class="text">
      <style:paragraph-properties fo:margin-top="0.494cm" fo:margin-bottom="0.141cm" loext:contextual-spacing="false" fo:line-height="115%" fo:keep-together="always" fo:break-before="auto" fo:break-after="auto" fo:keep-with-next="always" style:writing-mode="lr-tb"/>
      <style:text-properties fo:color="#666666" fo:font-size="12pt" style:font-size-asian="12pt" style:font-size-complex="12pt"/>
    </style:style>
    <style:style style:name="Heading_20_5" style:display-name="Heading 5"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style:font-size-asian="11pt" style:font-size-complex="11pt"/>
    </style:style>
    <style:style style:name="Heading_20_6" style:display-name="Heading 6"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106cm" loext:contextual-spacing="false" fo:line-height="115%" fo:keep-together="always" fo:break-before="auto" fo:break-after="auto" fo:keep-with-next="always" style:writing-mode="lr-tb"/>
      <style:text-properties fo:font-size="26pt" style:font-size-asian="26pt" style:font-size-complex="26pt"/>
    </style:style>
    <style:style style:name="Subtitle" style:family="paragraph" style:parent-style-name="Standard" style:class="chapter">
      <style:paragraph-properties fo:margin-top="0cm" fo:margin-bottom="0.564cm" loext:contextual-spacing="false" fo:line-height="115%" fo:keep-together="always" fo:break-before="auto" fo:break-after="auto" fo:keep-with-next="always" style:writing-mode="lr-tb"/>
      <style:text-properties fo:color="#666666" style:font-name="Arial" fo:font-family="Arial" style:font-family-generic="swiss" style:font-pitch="variable" fo:font-size="15pt" fo:font-style="normal" style:font-name-asian="Arial" style:font-family-asian="Arial" style:font-family-generic-asian="swiss" style:font-pitch-asian="variable" style:font-size-asian="15pt" style:font-style-asian="normal" style:font-name-complex="Arial" style:font-family-complex="Arial" style:font-family-generic-complex="swiss" style:font-pitch-complex="variable" style:font-size-complex="15pt" style:font-style-complex="normal"/>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2.2$Windows_x86 LibreOffice_project/d3bf12ecb743fc0d20e0be0c58ca359301eb705f</meta:generator>
    <dc:title/>
    <meta:initial-creator/>
    <meta:editing-cycles>2</meta:editing-cycles>
    <dc:date>2016-09-18T20:53:01.859000000</dc:date>
    <meta:editing-duration>PT14M14S</meta:editing-duration>
    <meta:document-statistic meta:table-count="0" meta:image-count="0" meta:object-count="0" meta:page-count="2" meta:paragraph-count="12" meta:word-count="555" meta:character-count="3695" meta:non-whitespace-character-count="3140"/>
  </office:meta>
</office:document-meta>
</file>